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ntium Book Basic" svg:font-family="'Gentium Book Basic'"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1872c6" style:font-size-asian="12pt" style:font-size-complex="12pt"/>
    </style:style>
    <style:style style:name="P2" style:family="paragraph" style:parent-style-name="Standard">
      <style:text-properties fo:font-size="12pt" officeooo:rsid="00222619" officeooo:paragraph-rsid="00222619" style:font-size-asian="12pt" style:font-size-complex="12pt"/>
    </style:style>
    <style:style style:name="P3" style:family="paragraph">
      <style:paragraph-properties fo:text-align="start"/>
    </style:style>
    <style:style style:name="P4" style:family="paragraph">
      <loext:graphic-properties draw:fill-color="#3465a4"/>
      <style:paragraph-properties fo:text-align="start"/>
      <style:text-properties fo:color="#ffffff" style:font-name="Gentium Book Basic" fo:font-size="18pt" fo:font-weight="bold" style:font-size-asian="18pt" style:font-weight-asian="bold" style:font-size-complex="18pt" style:font-weight-complex="bold"/>
    </style:style>
    <style:style style:name="T1" style:family="text">
      <style:text-properties officeooo:rsid="0023267c"/>
    </style:style>
    <style:style style:name="T2" style:family="text">
      <style:text-properties fo:color="#ffffff" style:font-name="Gentium Book Basic" fo:font-size="18pt" fo:font-weight="bold" style:font-size-asian="18pt" style:font-weight-asian="bold" style:font-size-complex="18pt" style:font-weight-complex="bold"/>
    </style:style>
    <style:style style:name="gr1" style:family="graphic">
      <style:graphic-properties draw:stroke="none" draw:fill-color="#3465a4" draw:textarea-horizontal-align="justify" draw:textarea-vertical-align="middle" draw:auto-grow-height="false" fo:min-height="0.6035in" fo:min-width="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custom-shape text:anchor-type="paragraph" draw:z-index="0" draw:name="Shape1" draw:style-name="gr1" draw:text-style-name="P4" svg:width="6.0004in" svg:height="0.6039in" svg:x="0in" svg:y="0.1429in"><text:p text:style-name="P3"><text:span text:style-name="T2"><text:s text:c="3"/></text:span><text:span text:style-name="T2">EveryCRSReport.com</text:spa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2">The Congressional Research Service (CRS) is a federal legislative branch agency, housed inside the Library of Congress, charged with providing the United States Congress non-partisan advice on issues that may come before Congress.</text:p>
      <text:p text:style-name="P2"/>
      <text:p text:style-name="P2">EveryCRSReport.com republishes CRS reports that are available to all Congressional staff. The reports are not classified, and Members of Congress routinely make individual reports available to the public. </text:p>
      <text:p text:style-name="P2"/>
      <text:p text:style-name="P2">Prior to our republication, we redacted <text:span text:style-name="T1">names, </text:span>phone numbers and email addresses of analysts who produced the reports. We also added this page to the report. We have not intentionally made any other changes to any report published on EveryCRSReport.com.</text:p>
      <text:p text:style-name="P2"/>
      <text:p text:style-name="P2">CRS reports, as a work of the United States government, are not subject to copyright protection in the United States. Any CRS report may be reproduced and distributed in its entirety without permission from CRS. However, as a CRS report may include copyrighted images or material from a third party, you may need to obtain permission of the copyright holder if you wish to copy or otherwise use copyrighted material.</text:p>
      <text:p text:style-name="P2"/>
      <text:p text:style-name="P2">Information in a CRS report should not be relied upon for purposes other than public understanding of information that has been provided by CRS to members of Congress in connection with CRS' institutional role.</text:p>
      <text:p text:style-name="P2"/>
      <text:p text:style-name="P2">EveryCRSReport.com is not a government website and is not affiliated with CRS. We do not claim copyright on any CRS report we have republ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ntium Book Basic" svg:font-family="'Gentium Book Basic'"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6:55:59.440429917</meta:creation-date>
    <dc:date>2016-10-14T20:09:24.388647088</dc:date>
    <meta:editing-duration>PT46M13S</meta:editing-duration>
    <meta:editing-cycles>9</meta:editing-cycles>
    <meta:generator>LibreOffice/5.1.4.2$Linux_X86_64 LibreOffice_project/10m0$Build-2</meta:generator>
    <meta:document-statistic meta:table-count="0" meta:image-count="0" meta:object-count="0" meta:page-count="1" meta:paragraph-count="6" meta:word-count="229" meta:character-count="1457" meta:non-whitespace-character-count="1233"/>
  </office:meta>
</office:document-meta>
</file>